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05754279370778269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288949272543070179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72027781326719972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44673225755415802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81359110290115610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94944471595868759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836271381727972456"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649954377316186052"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1296749" text:continue-list="list2836271381727972456"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22040742970323391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9917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31119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1288881"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131297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92200"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39223109925075854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21962587657413808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729903513444805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316613"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264335477915602423"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74077712723451262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673606093323410642" text:style-name="L15">
        <text:list-item>
          <text:list>
            <text:list-header>
              <text:p text:style-name="P184">1.5 miles averaging about 9:40/mile and rest 1 min</text:p>
            </text:list-header>
          </text:list>
        </text:list-item>
      </text:list>
      <text:p text:style-name="P24">1 mile in 8:26 and rest 2 min</text:p>
      <text:list xml:id="list896768774033926052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4883626469937225"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86392"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104905484644168649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07488748449400173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889719257412113011"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1314349" text:continue-list="list4074887484494001732" text:style-name="L19">
        <text:list-item>
          <text:list>
            <text:list-header>
              <text:p text:style-name="P188">(Pace*HR)=1240</text:p>
            </text:list-header>
          </text:list>
        </text:list-item>
      </text:list>
      <text:list xml:id="list41303549" text:continue-list="list1049054846441686494" text:style-name="L18">
        <text:list-item>
          <text:list>
            <text:list-header>
              <text:p text:style-name="P187">2 miles at 10:46/mile Ave HR= 121 bpm and rest a few minutes</text:p>
            </text:list-header>
          </text:list>
        </text:list-item>
      </text:list>
      <text:list xml:id="list41314937" text:continue-list="list4131434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1289901"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67838657832493583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149526529881461672"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491412289599456888"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070923099273163064"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57237996004433059"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917620926155238201"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1286363"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31007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62912735969503464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20147761607794135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977938663606080204"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573922275096456099"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9082748667108560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174517706179558255" text:style-name="L32">
        <text:list-item>
          <text:list>
            <text:list-header>
              <text:p text:style-name="P198">0.25 miles in 2:54</text:p>
              <text:p text:style-name="P198">1 mile in 9:21 going faster as I ran and ending at around 8:30 pace</text:p>
            </text:list-header>
          </text:list>
        </text:list-item>
      </text:list>
      <text:list xml:id="list593484054005640145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8910524300415928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59771637592715969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13819104394782029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70183414524233139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16846864386200631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oft-page-break/><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75727406426052981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3T21:04:48.83</dc:date>
    <dc:creator>James Lombardi</dc:creator>
    <meta:editing-duration>P31DT12H2M53S</meta:editing-duration>
    <meta:editing-cycles>2268</meta:editing-cycles>
    <meta:generator>OpenOffice/4.1.2$Win32 OpenOffice.org_project/412m3$Build-9782</meta:generator>
    <meta:document-statistic meta:table-count="0" meta:image-count="9" meta:object-count="0" meta:page-count="224" meta:paragraph-count="6575" meta:word-count="70564" meta:character-count="360905"/>
  </office:meta>
</office:document-meta>
</file>